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1A982D85DAF327B82CF.png" manifest:media-type="image/png"/>
  <manifest:file-entry manifest:full-path="Pictures/100002010000035E0000013875FBA8674C8472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596" officeooo:paragraph-rsid="00079596"/>
    </style:style>
    <style:style style:name="P2" style:family="paragraph" style:parent-style-name="Standard">
      <style:paragraph-properties fo:text-align="start" style:justify-single-word="false"/>
      <style:text-properties officeooo:rsid="00079596" officeooo:paragraph-rsid="0007959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</text:p>
      <text:p text:style-name="P1"/>
      <text:p text:style-name="P2">Essay pour indexation pivot </text:p>
      <text:p text:style-name="P2"/>
      <text:p text:style-name="P2"><draw:frame draw:style-name="fr2" draw:name="Image1" text:anchor-type="char" svg:width="6.6929in" svg:height="2.422in" draw:z-index="0"><draw:image xlink:href="Pictures/100002010000035E0000013875FBA8674C8472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6.6929in" svg:height="3.0583in" draw:z-index="1"><draw:image xlink:href="Pictures/10000201000003A2000001A982D85DAF327B82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22:56:04.092984933</meta:creation-date>
    <meta:editing-duration>PT1M16S</meta:editing-duration>
    <meta:editing-cycles>2</meta:editing-cycles>
    <meta:generator>LibreOffice/6.4.7.2$Linux_X86_64 LibreOffice_project/40$Build-2</meta:generator>
    <dc:date>2021-05-07T22:57:18.870130513</dc:date>
    <meta:document-statistic meta:table-count="0" meta:image-count="2" meta:object-count="0" meta:page-count="1" meta:paragraph-count="2" meta:word-count="5" meta:character-count="36" meta:non-whitespace-character-count="31"/>
  </office:meta>
</office:document-meta>
</file>